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Malgun Gothic" officeooo:rsid="0012c212" officeooo:paragraph-rsid="0012c212"/>
    </style:style>
    <style:style style:name="P2" style:family="paragraph" style:parent-style-name="Standard" style:list-style-name="L1">
      <style:text-properties style:font-name="Malgun Gothic" officeooo:rsid="0012c212" officeooo:paragraph-rsid="0012c212"/>
    </style:style>
    <style:style style:name="P3" style:family="paragraph" style:parent-style-name="Standard" style:list-style-name="L1">
      <style:text-properties style:font-name="Malgun Gothic" officeooo:paragraph-rsid="0012c212"/>
    </style:style>
    <style:style style:name="P4" style:family="paragraph" style:parent-style-name="Standard" style:list-style-name="L1">
      <style:text-properties style:font-name="Malgun Gothic" officeooo:rsid="001583b8" officeooo:paragraph-rsid="001583b8"/>
    </style:style>
    <style:style style:name="P5" style:family="paragraph" style:parent-style-name="Standard">
      <style:text-properties style:font-name="Malgun Gothic" officeooo:rsid="001583b8" officeooo:paragraph-rsid="001583b8"/>
    </style:style>
    <style:style style:name="P6" style:family="paragraph" style:parent-style-name="Standard" style:list-style-name="L1">
      <style:text-properties style:font-name="Malgun Gothic" officeooo:rsid="001624c8" officeooo:paragraph-rsid="001624c8"/>
    </style:style>
    <style:style style:name="P7" style:family="paragraph" style:parent-style-name="Standard" style:list-style-name="L1">
      <style:text-properties style:font-name="Malgun Gothic" officeooo:rsid="001a2c23" officeooo:paragraph-rsid="001a2c23"/>
    </style:style>
    <style:style style:name="P8" style:family="paragraph" style:parent-style-name="Standard" style:list-style-name="L1">
      <style:text-properties style:font-name="Malgun Gothic" officeooo:rsid="001be635" officeooo:paragraph-rsid="001be635"/>
    </style:style>
    <style:style style:name="P9" style:family="paragraph" style:parent-style-name="Standard" style:list-style-name="L1">
      <style:text-properties style:font-name="Malgun Gothic" fo:font-size="10pt" officeooo:rsid="001624c8" officeooo:paragraph-rsid="001624c8" style:font-size-asian="10pt" style:font-size-complex="10pt"/>
    </style:style>
    <style:style style:name="P10" style:family="paragraph" style:parent-style-name="Standard" style:list-style-name="L1">
      <style:text-properties style:font-name="Malgun Gothic" fo:font-weight="bold" officeooo:rsid="001be635" officeooo:paragraph-rsid="001be635" style:font-weight-asian="bold" style:font-weight-complex="bold"/>
    </style:style>
    <style:style style:name="P11" style:family="paragraph" style:parent-style-name="Standard" style:list-style-name="L1">
      <style:text-properties style:font-name="Malgun Gothic" fo:font-weight="normal" officeooo:rsid="001be635" officeooo:paragraph-rsid="001be635" style:font-weight-asian="normal" style:font-weight-complex="normal"/>
    </style:style>
    <style:style style:name="P12" style:family="paragraph" style:parent-style-name="Standard" style:list-style-name="L1">
      <style:text-properties style:font-name="Malgun Gothic" fo:font-weight="normal" officeooo:rsid="001dc634" officeooo:paragraph-rsid="001dc634" style:font-weight-asian="normal" style:font-weight-complex="normal"/>
    </style:style>
    <style:style style:name="P13" style:family="paragraph" style:parent-style-name="Standard" style:list-style-name="L1">
      <style:text-properties style:font-name="Malgun Gothic" fo:font-weight="normal" officeooo:rsid="001f7b47" officeooo:paragraph-rsid="001f7b47" style:font-weight-asian="normal" style:font-weight-complex="normal"/>
    </style:style>
    <style:style style:name="P14" style:family="paragraph" style:parent-style-name="Standard" style:list-style-name="L1">
      <style:text-properties style:font-name="Malgun Gothic" fo:font-weight="normal" officeooo:rsid="00202d8a" officeooo:paragraph-rsid="00202d8a" style:font-weight-asian="normal" style:font-weight-complex="normal"/>
    </style:style>
    <style:style style:name="P15" style:family="paragraph" style:parent-style-name="Standard" style:list-style-name="L1">
      <style:text-properties style:font-name="Malgun Gothic" fo:font-weight="normal" officeooo:rsid="0021c39b" officeooo:paragraph-rsid="0021c39b" style:font-weight-asian="normal" style:font-weight-complex="normal"/>
    </style:style>
    <style:style style:name="P16" style:family="paragraph" style:parent-style-name="Standard" style:list-style-name="L1">
      <style:text-properties style:font-name="Malgun Gothic" fo:font-weight="normal" officeooo:rsid="00231700" officeooo:paragraph-rsid="00231700" style:font-weight-asian="normal" style:font-weight-complex="normal"/>
    </style:style>
    <style:style style:name="P17" style:family="paragraph" style:parent-style-name="Standard" style:list-style-name="L1">
      <style:text-properties style:font-name="Malgun Gothic" fo:font-weight="normal" officeooo:rsid="002402b7" officeooo:paragraph-rsid="002402b7" style:font-weight-asian="normal" style:font-weight-complex="normal"/>
    </style:style>
    <style:style style:name="P18" style:family="paragraph" style:parent-style-name="Standard" style:list-style-name="L1">
      <style:text-properties style:font-name="Malgun Gothic" fo:font-weight="normal" officeooo:rsid="0024679d" officeooo:paragraph-rsid="0024679d" style:font-weight-asian="normal" style:font-weight-complex="normal"/>
    </style:style>
    <style:style style:name="P19" style:family="paragraph" style:parent-style-name="Standard" style:list-style-name="L1">
      <style:text-properties style:font-name="Malgun Gothic" fo:font-weight="normal" officeooo:rsid="002614c1" officeooo:paragraph-rsid="002614c1" style:font-weight-asian="normal" style:font-weight-complex="normal"/>
    </style:style>
    <style:style style:name="P20" style:family="paragraph" style:parent-style-name="Standard" style:list-style-name="L1">
      <style:text-properties style:font-name="Malgun Gothic" officeooo:rsid="00202d8a" officeooo:paragraph-rsid="00202d8a"/>
    </style:style>
    <style:style style:name="P21" style:family="paragraph" style:parent-style-name="Standard">
      <style:paragraph-properties fo:break-before="page"/>
      <style:text-properties style:font-name="Malgun Gothic" fo:font-weight="normal" officeooo:rsid="001be635" officeooo:paragraph-rsid="001be635" style:font-weight-asian="normal" style:font-weight-complex="normal"/>
    </style:style>
    <style:style style:name="P22" style:family="paragraph" style:parent-style-name="Preformatted_20_Text">
      <style:paragraph-properties fo:margin-top="0in" fo:margin-bottom="0.1965in" loext:contextual-spacing="false"/>
      <style:text-properties style:font-name="Malgun Gothic"/>
    </style:style>
    <style:style style:name="T1" style:family="text">
      <style:text-properties officeooo:rsid="0012c212"/>
    </style:style>
    <style:style style:name="T2" style:family="text">
      <style:text-properties officeooo:rsid="0014a410"/>
    </style:style>
    <style:style style:name="T3" style:family="text">
      <style:text-properties officeooo:rsid="001583b8"/>
    </style:style>
    <style:style style:name="T4" style:family="text">
      <style:text-properties fo:font-weight="bold"/>
    </style:style>
    <style:style style:name="T5" style:family="text">
      <style:text-properties fo:font-weight="bold" officeooo:rsid="00202d8a"/>
    </style:style>
    <style:style style:name="T6" style:family="text">
      <style:text-properties officeooo:rsid="001a2c23"/>
    </style:style>
    <style:style style:name="T7" style:family="text">
      <style:text-properties officeooo:rsid="001be635"/>
    </style:style>
    <style:style style:name="T8" style:family="text">
      <style:text-properties officeooo:rsid="00202d8a"/>
    </style:style>
    <style:style style:name="T9" style:family="text">
      <style:text-properties officeooo:rsid="0021c39b"/>
    </style:style>
    <style:style style:name="T10" style:family="text">
      <style:text-properties officeooo:rsid="002614c1"/>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ve them a Gui:</text:p>
      <text:list xml:id="list3028132232" text:style-name="L1">
        <text:list-item>
          <text:p text:style-name="P3"><text:span text:style-name="T1">Overview</text:span></text:p>
          <text:list>
            <text:list-item>
              <text:p text:style-name="P2">What is Tk</text:p>
              <text:list>
                <text:list-item>
                  <text:p text:style-name="P2">Tk is a cross platform user interface tool kit that allows you to create native themed interfaces with little to no specific customization between platforms. The same script will look like an OSX app when run on a Mac, a correctly versioned windows 7/10 app as needed.</text:p>
                </text:list-item>
                <text:list-item>
                  <text:p text:style-name="P2"><text:span text:style-name="T2">tkinter</text:span> is, specifically, the python library that provides access to everything required to create the UI. <text:span text:style-name="T6">It’s an interface to Tcl/Tk</text:span></text:p>
                </text:list-item>
                <text:list-item>
                  <text:p text:style-name="P20">ttk! Themed tool kit, much more up to date ui themes and additional, modern widgets</text:p>
                  <text:p text:style-name="P2"/>
                </text:list-item>
              </text:list>
            </text:list-item>
            <text:list-item>
              <text:p text:style-name="P2">Why tkinter <text:span text:style-name="T8">&amp; ttk</text:span></text:p>
              <text:list>
                <text:list-item>
                  <text:p text:style-name="P2">Tk’s included in most distributions of python, no additional installations to manage, no stacks to install, no external dependencies. If you <text:span text:style-name="T3">installed python from python.org, tkinter definitely tagged along for the ride.</text:span></text:p>
                </text:list-item>
                <text:list-item>
                  <text:p text:style-name="P4">It’s high level, fairly straightforward, and well organzied.</text:p>
                </text:list-item>
                <text:list-item>
                  <text:p text:style-name="P6">Quick way to make sure it’s available on the system:</text:p>
                  <text:p text:style-name="P6"/>
                  <text:p text:style-name="P9">&gt;&gt;&gt; <text:span text:style-name="T4">import tkinter</text:span></text:p>
                </text:list-item>
              </text:list>
            </text:list-item>
          </text:list>
        </text:list-item>
      </text:list>
      <text:p text:style-name="P22"><text:tab/><text:tab/>&gt;&gt;&gt; <text:span text:style-name="T4">tkinter._test(</text:span><text:span text:style-name="T5">)</text:span></text:p>
      <text:list xml:id="list170408105053985" text:continue-numbering="true" text:style-name="L1">
        <text:list-item>
          <text:list>
            <text:list-item>
              <text:p text:style-name="P4">But why a Gui</text:p>
              <text:list>
                <text:list-item>
                  <text:p text:style-name="P4">There are plenty of situations in which a Gui can be more efficient to interact with than a command line interface</text:p>
                  <text:list>
                    <text:list-item>
                      <text:p text:style-name="P4">Can require less training depending on the expected end user</text:p>
                    </text:list-item>
                    <text:list-item>
                      <text:p text:style-name="P4">Can reduce repetition </text:p>
                    </text:list-item>
                    <text:list-item>
                      <text:p text:style-name="P4">Can generally open up a larger audience for projects with broad appeal</text:p>
                    </text:list-item>
                  </text:list>
                </text:list-item>
              </text:list>
            </text:list-item>
          </text:list>
        </text:list-item>
      </text:list>
      <text:p text:style-name="P5"/>
      <text:list xml:id="list170407331767597" text:continue-numbering="true" text:style-name="L1">
        <text:list-item>
          <text:list>
            <text:list-item>
              <text:p text:style-name="P6">Behind the scenes</text:p>
              <text:list>
                <text:list-item>
                  <text:p text:style-name="P7">YourApp → tkinter.Widget → Tcl + C → Xlib/Draw To Scree<text:span text:style-name="T7">n</text:span></text:p>
                </text:list-item>
              </text:list>
            </text:list-item>
            <text:list-item>
              <text:p text:style-name="P8">Quick Example</text:p>
              <text:list>
                <text:list-item>
                  <text:p text:style-name="P10">REQUISITE HELLO WORLD APP HERE</text:p>
                  <text:list>
                    <text:list-item>
                      <text:p text:style-name="P13">We’re not creating a Winamp Skin, these are straightfoward functional native app</text:p>
                    </text:list-item>
                  </text:list>
                </text:list-item>
                <text:list-item>
                  <text:p text:style-name="P11">walk through the hello world</text:p>
                  <text:list>
                    <text:list-item>
                      <text:p text:style-name="P11">root = tk.Tk()</text:p>
                    </text:list-item>
                    <text:list-item>
                      <text:p text:style-name="P11">mainFrame = tk.Frame</text:p>
                    </text:list-item>
                    <text:list-item>
                      <text:p text:style-name="P11">mainFrame gets widgets</text:p>
                      <text:list>
                        <text:list-item>
                          <text:p text:style-name="P11">basic widget KWARGS</text:p>
                        </text:list-item>
                        <text:list-item>
                          <text:p text:style-name="P11">single command example</text:p>
                          <text:p text:style-name="P11"/>
                        </text:list-item>
                      </text:list>
                    </text:list-item>
                  </text:list>
                </text:list-item>
              </text:list>
            </text:list-item>
          </text:list>
        </text:list-item>
      </text:list>
      <text:p text:style-name="P21"/>
      <text:list xml:id="list170408295414018" text:continue-numbering="true" text:style-name="L1">
        <text:list-item>
          <text:p text:style-name="P12">Storytime</text:p>
          <text:list>
            <text:list-item>
              <text:p text:style-name="P12">Command Line HeatPype</text:p>
              <text:list>
                <text:list-item>
                  <text:p text:style-name="P13">Works fine BUT</text:p>
                  <text:list>
                    <text:list-item>
                      <text:p text:style-name="P13">repetitive to type out text</text:p>
                    </text:list-item>
                    <text:list-item>
                      <text:p text:style-name="P13">No representation of formatting output</text:p>
                      <text:list>
                        <text:list-item>
                          <text:p text:style-name="P13">Trying to make a tabbed list</text:p>
                        </text:list-item>
                        <text:list-item>
                          <text:p text:style-name="P13">Trying to paste ASCII art</text:p>
                        </text:list-item>
                      </text:list>
                    </text:list-item>
                    <text:list-item>
                      <text:p text:style-name="P13">No interactive com port selection or baud rate</text:p>
                    </text:list-item>
                  </text:list>
                </text:list-item>
              </text:list>
            </text:list-item>
            <text:list-item>
              <text:p text:style-name="P14">Bare Minimum first iteration</text:p>
              <text:list>
                <text:list-item>
                  <text:p text:style-name="P14">3 text Boxes (Com, Baud, Input<text:span text:style-name="T9">)</text:span></text:p>
                </text:list-item>
                <text:list-item>
                  <text:p text:style-name="P15">Labels</text:p>
                </text:list-item>
                <text:list-item>
                  <text:p text:style-name="P15">Buttons</text:p>
                </text:list-item>
              </text:list>
            </text:list-item>
            <text:list-item>
              <text:p text:style-name="P16">Get Organized</text:p>
              <text:list>
                <text:list-item>
                  <text:p text:style-name="P16">Combobox</text:p>
                </text:list-item>
                <text:list-item>
                  <text:p text:style-name="P16">Start to organize by class and seperate files</text:p>
                </text:list-item>
                <text:list-item>
                  <text:p text:style-name="P16">Gridding strategies for multiple frames</text:p>
                  <text:list>
                    <text:list-item>
                      <text:p text:style-name="P16">Frames = components</text:p>
                    </text:list-item>
                    <text:list-item>
                      <text:p text:style-name="P16">Global variable approaches</text:p>
                    </text:list-item>
                  </text:list>
                </text:list-item>
              </text:list>
            </text:list-item>
            <text:list-item>
              <text:p text:style-name="P16">Inheritance</text:p>
              <text:list>
                <text:list-item>
                  <text:p text:style-name="P17">Subclass tk.Frame()</text:p>
                </text:list-item>
              </text:list>
            </text:list-item>
            <text:list-item>
              <text:p text:style-name="P17">Geometry managers</text:p>
              <text:list>
                <text:list-item>
                  <text:p text:style-name="P18">NEVER MIX <text:span text:style-name="T10">PACK AND GRID</text:span></text:p>
                </text:list-item>
                <text:list-item>
                  <text:p text:style-name="P18">Pack</text:p>
                  <text:list>
                    <text:list-item>
                      <text:p text:style-name="P18">aka Flexbox</text:p>
                    </text:list-item>
                    <text:list-item>
                      <text:p text:style-name="P18">quick to get up and running with clean, self-resizing, auto-expanding widgets</text:p>
                    </text:list-item>
                    <text:list-item>
                      <text:p text:style-name="P18">Good for auto-resizing rows, or auto-resizing columns</text:p>
                    </text:list-item>
                  </text:list>
                </text:list-item>
                <text:list-item>
                  <text:p text:style-name="P18">Grid</text:p>
                  <text:list>
                    <text:list-item>
                      <text:p text:style-name="P18">Cleanly build up aligned interfaces with varied size widgets</text:p>
                    </text:list-item>
                    <text:list-item>
                      <text:p text:style-name="P18">Results in familiar button and widget layouts</text:p>
                    </text:list-item>
                  </text:list>
                </text:list-item>
                <text:list-item>
                  <text:p text:style-name="P17">Place exists by why tho</text:p>
                  <text:list>
                    <text:list-item>
                      <text:p text:style-name="P19">you can mix it with other geometry managers</text:p>
                    </text:list-item>
                    <text:list-item>
                      <text:p text:style-name="P19">Hypothetical swipe bar for before/after</text:p>
                    </text:list-item>
                  </text:list>
                </text:list-item>
                <text:list-item>
                  <text:p text:style-name="P19">Pass Grid KWARGs to child elements for easy styling</text:p>
                </text:list-item>
              </text:list>
            </text:list-item>
            <text:list-item>
              <text:p text:style-name="P19">Canvas</text:p>
            </text:list-item>
            <text:list-item>
              <text:p text:style-name="P19">Menus</text:p>
            </text:list-item>
            <text:list-item>
              <text:p text:style-name="P19">Secondary Windows</text:p>
            </text:list-item>
            <text:list-item>
              <text:p text:style-name="P19">Global Styl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4:01:16.201000000</meta:creation-date>
    <dc:date>2019-02-24T16:54:00.465000000</dc:date>
    <meta:editing-duration>PT1H5M6S</meta:editing-duration>
    <meta:editing-cycles>11</meta:editing-cycles>
    <meta:generator>LibreOffice/6.1.0.3$Windows_X86_64 LibreOffice_project/efb621ed25068d70781dc026f7e9c5187a4decd1</meta:generator>
    <meta:document-statistic meta:table-count="0" meta:image-count="0" meta:object-count="0" meta:page-count="2" meta:paragraph-count="66" meta:word-count="467" meta:character-count="2628" meta:non-whitespace-character-count="2247"/>
  </office:meta>
</office:document-meta>
</file>